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fo:margin-left="0in" table:align="left" style:writing-mode="lr-tb"/>
    </style:style>
    <style:style style:name="Table1.A" style:family="table-column">
      <style:table-column-properties style:column-width="0.8438in"/>
    </style:style>
    <style:style style:name="Table1.B" style:family="table-column">
      <style:table-column-properties style:column-width="5.6563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6.5in" fo:margin-left="0in" table:align="left" style:writing-mode="lr-tb"/>
    </style:style>
    <style:style style:name="Table2.A" style:family="table-column">
      <style:table-column-properties style:column-width="6.5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6.5in" fo:margin-left="0in" table:align="left" style:writing-mode="lr-tb"/>
    </style:style>
    <style:style style:name="Table3.A" style:family="table-column">
      <style:table-column-properties style:column-width="6.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6.5in" fo:margin-left="0in" table:align="left" style:writing-mode="lr-tb"/>
    </style:style>
    <style:style style:name="Table4.A" style:family="table-column">
      <style:table-column-properties style:column-width="6.5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6.5in" fo:margin-left="0in" table:align="left" style:writing-mode="lr-tb"/>
    </style:style>
    <style:style style:name="Table5.A" style:family="table-column">
      <style:table-column-properties style:column-width="6.5in"/>
    </style:style>
    <style:style style:name="Table5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 fo:break-before="auto" fo:break-after="auto" style:writing-mode="lr-tb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Courier New" style:font-name-asian="Courier New" style:font-name-complex="Courier New"/>
    </style:style>
    <style:style style:name="P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Courier New" fo:font-weight="bold" style:font-name-asian="Courier New" style:font-weight-asian="bold" style:font-name-complex="Courier New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fo:padding="0in" fo:border-left="none" fo:border-right="none" fo:border-top="none" fo:border-bottom="1.5pt solid #808080" style:writing-mode="lr-tb"/>
    </style:style>
    <style:style style:name="P11" style:family="paragraph" style:parent-style-name="Standard">
      <style:paragraph-properties fo:line-height="115%" fo:break-before="auto" fo:break-after="auto" fo:padding="0in" fo:border-left="none" fo:border-right="none" fo:border-top="none" fo:border-bottom="1.5pt solid #808080" style:writing-mode="lr-tb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b89a9" officeooo:paragraph-rsid="000b89a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e36d4" officeooo:paragraph-rsid="000e36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01614" officeooo:paragraph-rsid="0010161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e36d4" officeooo:paragraph-rsid="000e36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01614" officeooo:paragraph-rsid="0010161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09bf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23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24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2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26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27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</style:style>
    <style:style style:name="P28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e36d4" officeooo:paragraph-rsid="000e36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09bf3" officeooo:paragraph-rsid="00109bf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Heading_20_2">
      <style:paragraph-properties fo:line-height="115%" fo:break-before="auto" fo:break-after="auto" style:writing-mode="lr-tb"/>
    </style:style>
    <style:style style:name="P32" style:family="paragraph" style:parent-style-name="Heading_20_2">
      <style:paragraph-properties fo:margin-top="0.25in" fo:margin-bottom="0.0555in" loext:contextual-spacing="false" fo:line-height="115%" fo:break-before="auto" fo:break-after="auto" style:writing-mode="lr-tb"/>
    </style:style>
    <style:style style:name="P3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0"><text:bookmark text:name="h.4bdzri4lfa2b"/>HW 5 - Part I</text:h>
      <text:p text:style-name="P3">1A: <text:s/>Understanding <text:s/>Stacks and Abstract Data Types in C</text:p>
      <text:p text:style-name="P3"/>
      <text:p text:style-name="P11">1B: <text:s/>writing a symbol-matching program using a stack. <text:s/></text:p>
      <text:p text:style-name="P4"/>
      <text:p text:style-name="P4"/>
      <text:p text:style-name="P1"><text:span text:style-name="T1">Key concepts:</text:span><text:span text:style-name="T2"> <text:s/>stack operations, header files, pointers to structures, separate compilation, information hiding, dynamic memory allocation.</text:span></text:p>
      <text:p text:style-name="P5"/>
      <text:p text:style-name="P5">A stack is a Last-In-First (LIFO) out data structure. <text:s/>The main operations are push (add new item on top of stack) and pop (remove top item from stack).</text:p>
      <text:p text:style-name="P5"/>
      <text:p text:style-name="P10"><text:span text:style-name="T1">Data Abstraction</text:span><text:span text:style-name="T2">: <text:s/>the main idea here is to separate </text:span><text:span text:style-name="T3">what </text:span><text:span text:style-name="T2">operations can be performed <text:s/>on a data type (in this case a stack) from </text:span><text:span text:style-name="T3">how </text:span><text:span text:style-name="T2">those operations are implemented. <text:s/>In this lab, a header file is used to create this separation.</text:span></text:p>
      <text:p text:style-name="P5"/>
      <text:h text:style-name="P31" text:outline-level="10"><text:bookmark text:name="h.elu2qqhs4yso"/>Part 1A: <text:s/></text:h>
      <text:p text:style-name="P1">Complete the following exercises (1)-(5). <text:s/>Give you answers by editing your own copy of this document.</text:p>
      <text:p text:style-name="P5"/>
      <text:p text:style-name="P9">(1) <text:s/>UNDERSTANDING STACK OPERATIONS</text:p>
      <text:p text:style-name="P1"/>
      <text:p text:style-name="P1">Starting from an empty stack, suppose we perform the operations below. <text:s/>In the right column of the table show the state of the stack with the TOP of the stack on the right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push 5</text:p>
          </table:table-cell>
          <table:table-cell table:style-name="Table1.A1" office:value-type="string">
            <text:p text:style-name="P13">5</text:p>
          </table:table-cell>
        </table:table-row>
        <table:table-row>
          <table:table-cell table:style-name="Table1.A1" office:value-type="string">
            <text:p text:style-name="P12">push 3</text:p>
          </table:table-cell>
          <table:table-cell table:style-name="Table1.A1" office:value-type="string">
            <text:p text:style-name="P13">3</text:p>
          </table:table-cell>
        </table:table-row>
        <table:table-row>
          <table:table-cell table:style-name="Table1.A1" office:value-type="string">
            <text:p text:style-name="P12">push 7</text:p>
          </table:table-cell>
          <table:table-cell table:style-name="Table1.A1" office:value-type="string">
            <text:p text:style-name="P13">7</text:p>
          </table:table-cell>
        </table:table-row>
        <table:table-row>
          <table:table-cell table:style-name="Table1.A1" office:value-type="string">
            <text:p text:style-name="P12">pop</text:p>
          </table:table-cell>
          <table:table-cell table:style-name="Table1.A1" office:value-type="string">
            <text:p text:style-name="P13">3</text:p>
          </table:table-cell>
        </table:table-row>
        <table:table-row>
          <table:table-cell table:style-name="Table1.A1" office:value-type="string">
            <text:p text:style-name="P12">push 3</text:p>
          </table:table-cell>
          <table:table-cell table:style-name="Table1.A1" office:value-type="string">
            <text:p text:style-name="P13">3</text:p>
          </table:table-cell>
        </table:table-row>
        <table:table-row>
          <table:table-cell table:style-name="Table1.A1" office:value-type="string">
            <text:p text:style-name="P12">push 4</text:p>
          </table:table-cell>
          <table:table-cell table:style-name="Table1.A1" office:value-type="string">
            <text:p text:style-name="P13">4</text:p>
          </table:table-cell>
        </table:table-row>
        <table:table-row>
          <table:table-cell table:style-name="Table1.A1" office:value-type="string">
            <text:p text:style-name="P12">pop</text:p>
          </table:table-cell>
          <table:table-cell table:style-name="Table1.A1" office:value-type="string">
            <text:p text:style-name="P13">3</text:p>
          </table:table-cell>
        </table:table-row>
        <table:table-row>
          <table:table-cell table:style-name="Table1.A1" office:value-type="string">
            <text:p text:style-name="P12">pop</text:p>
          </table:table-cell>
          <table:table-cell table:style-name="Table1.A1" office:value-type="string">
            <text:p text:style-name="P13">3</text:p>
          </table:table-cell>
        </table:table-row>
      </table:table>
      <text:p text:style-name="P1"/>
      <text:p text:style-name="P9">(2) <text:s/>COMPILING A STACK LIBRARY AND CLIENT PROGRAM: <text:s/></text:p>
      <text:p text:style-name="P1"><text:soft-page-break/></text:p>
      <text:p text:style-name="P1">Download the files <text:span text:style-name="T5">stack.c</text:span><text:span text:style-name="T4">, </text:span><text:span text:style-name="T5">stack.h </text:span>and <text:span text:style-name="T5">main.c</text:span><text:span text:style-name="T6"> (</text:span>from the src subdirectory or by downloading and unpacking the <text:span text:style-name="T6">.zip </text:span>file).<text:span text:style-name="T6"> <text:s/></text:span><text:s/>The code is made up of three <text:s/>files: the “library” files <text:span text:style-name="T5">stack.c</text:span> and <text:span text:style-name="T5">stack.h,</text:span><text:span text:style-name="T4"> </text:span>and the main (“client”) program <text:span text:style-name="T5">main.c</text:span>. </text:p>
      <text:p text:style-name="P1"/>
      <text:p text:style-name="P1">Browse the source files. <text:s/>Notice that <text:span text:style-name="T6">stack.c </text:span>does not have a main function and that <text:span text:style-name="T6">main.c</text:span> calls functions defined in <text:span text:style-name="T6">stack.c</text:span> (and declared in <text:span text:style-name="T6">stack.h</text:span>) <text:s/>Try to compile <text:span text:style-name="T6">main.c </text:span>as you normally would (with <text:span text:style-name="T6">gcc</text:span> or <text:span text:style-name="T6">clang</text:span>):</text:p>
      <text:p text:style-name="P1"/>
      <text:p text:style-name="P25">gcc main.c </text:p>
      <text:p text:style-name="P24"/>
      <text:p text:style-name="P22"><text:s/>What happens? <text:s/>Take a guess as to why it happens?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/>
            <text:p text:style-name="P17"/>
            <text:p text:style-name="P17">There is unsubsidized calls to functions that <text:s/>need to be initialized first before it will compile.</text:p>
            <text:p text:style-name="P17"/>
            <text:p text:style-name="P17"/>
          </table:table-cell>
        </table:table-row>
      </table:table>
      <text:p text:style-name="P1">So, how do we compile this program? <text:s text:c="2"/>We first need to compile the stack “module” into an “object file”:</text:p>
      <text:p text:style-name="P1"/>
      <text:p text:style-name="P25">gcc -c stack.c</text:p>
      <text:p text:style-name="P25"/>
      <text:p text:style-name="P1">List the files in the directory. <text:s/>There should be a new file <text:span text:style-name="T6">stack.o </text:span>there. <text:s text:c="2"/>Let’s find out something about this file; execute the following:</text:p>
      <text:p text:style-name="P1"/>
      <text:p text:style-name="P25">file stack.o</text:p>
      <text:p text:style-name="P23"/>
      <text:p text:style-name="P22">Now let’s compile <text:span text:style-name="T6">main.c</text:span>. <text:s/>Since main uses functions from the stack module, we need to tell the compiler to “link” with the stack object file <text:span text:style-name="T6">stack.o.</text:span></text:p>
      <text:p text:style-name="P23"/>
      <text:p text:style-name="P25">gcc stack.c stack.o -o stk_tst</text:p>
      <text:p text:style-name="P25"/>
      <text:p text:style-name="P1">Go ahead and run the program to see if it behaves as you expect.</text:p>
      <text:p text:style-name="P7"/>
      <text:p text:style-name="P9">(3) <text:s/>CODE OVERVIEW</text:p>
      <text:p text:style-name="P1"/>
      <text:p text:style-name="P1">The files <text:span text:style-name="T6">stack.c</text:span> and <text:span text:style-name="T6">stack.h </text:span>specify an implementation of a stack in C. <text:s/>Together they give us a general purpose library which can be used in multiple programs that need a stack.</text:p>
      <text:p text:style-name="P1"/>
      <text:p text:style-name="P1">Think of the header file <text:span text:style-name="T6">stack.h </text:span>as the “<text:span text:style-name="T7">interface specification” -</text:span>- the operations that a client can perform on a stack.</text:p>
      <text:p text:style-name="P1"/>
      <text:p text:style-name="P1">Think of the file <text:span text:style-name="T6">stack.c </text:span>as the <text:span text:style-name="T7">“implementation”</text:span> of those operations.</text:p>
      <text:p text:style-name="P1"/>
      <text:p text:style-name="P1"><text:soft-page-break/>A client uses the library by first calling the <text:span text:style-name="T6">stk_create() </text:span>function to dynamically allocate and initialize a stack “object”. <text:s/>From that point onward, the client uses the other <text:span text:style-name="T6">stk_xxx</text:span> functions to perform standard operations on the stack.</text:p>
      <text:p text:style-name="P1"/>
      <text:p text:style-name="P1">The client calls <text:span text:style-name="T6">stk_free</text:span> when done with the stack so memory can be reclaimed.</text:p>
      <text:p text:style-name="P1"/>
      <text:p text:style-name="P9">(4) <text:s/>UNDERSTANDING TYPEDEFS AND VISIBILITY BETWEEN FILES:</text:p>
      <text:p text:style-name="P1"/>
      <text:p text:style-name="P1">Go back to the header file <text:span text:style-name="T6">stack.h</text:span> where you’ll find some typedefs. </text:p>
      <text:p text:style-name="P1"><text:s/></text:p>
      <text:list xml:id="list5401193567596755963" text:style-name="LS1">
        <text:list-item>
          <text:p text:style-name="P27">The type <text:span text:style-name="T5">StackStruct</text:span> is essentially an alias for a structure <text:span text:style-name="T6">struct stack_struct</text:span></text:p>
        </text:list-item>
        <text:list-item>
          <text:p text:style-name="P27">The type <text:span text:style-name="T5">StackPtr </text:span>is a pointer to the same kind of structure (<text:span text:style-name="T6">struct stack_struct</text:span>)</text:p>
        </text:list-item>
      </text:list>
      <text:p text:style-name="P1"/>
      <text:p text:style-name="P1">Now try this: <text:s/>in<text:span text:style-name="T6"> </text:span><text:span text:style-name="T5">main.c</text:span> declare a variable of type <text:span text:style-name="T5">StackStruct </text:span>(instead of a pointer to such a struct) like this:</text:p>
      <text:p text:style-name="P1"/>
      <text:p text:style-name="P8">StackStruct ss;</text:p>
      <text:p text:style-name="P1"/>
      <text:p text:style-name="P1">Try to compile <text:span text:style-name="T6">main.c</text:span> again. <text:s/>What happens? <text:s/>It should fail; what message do you get? <text:s/>Observations/comments? <text:s/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/>
            <text:p text:style-name="P19"/>
            <text:p text:style-name="P14">main.c: In function ‘main’:</text:p>
            <text:p text:style-name="P17">main.c:8:17: error: storage size of ‘ss’ isn’t known</text:p>
            <text:p text:style-name="P17"><text:s text:c="5"/>StackStruct ss;</text:p>
            <text:p text:style-name="P12"/>
            <text:p text:style-name="P12"/>
            <text:p text:style-name="P14">It seems that when declared in this fasion no actual type is given to the variable ss.</text:p>
            <text:p text:style-name="P16"/>
            <text:p text:style-name="P21"/>
          </table:table-cell>
        </table:table-row>
      </table:table>
      <text:p text:style-name="P1"/>
      <text:p text:style-name="P1">Ok, where the heck is this thing “<text:span text:style-name="T6">struct stack_struct”</text:span>? <text:s/>What fields does it have? <text:s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/>
            <text:p text:style-name="P18"/>
            <text:p text:style-name="P18">It is in the stack.c file line 4. The field are ElemType items[CAPACITY] and int top.</text:p>
            <text:p text:style-name="P18"/>
            <text:p text:style-name="P18"/>
          </table:table-cell>
        </table:table-row>
      </table:table>
      <text:p text:style-name="P1"/>
      <text:p text:style-name="P1">Did you find it in <text:span text:style-name="T6">main.c</text:span>? <text:s/>Aha, the struct contains two fields: <text:s/>an array of elements <text:span text:style-name="T5">items[] </text:span>and an integer <text:span text:style-name="T5">top </text:span>(which stores the index of the top of the stack; by convention, if the stack is empty, top is set to -1). <text:s text:c="2"/>There is a reason for this organization which hopefully will be clear by the end of this lab.</text:p>
      <text:p text:style-name="P1"/>
      <text:p text:style-name="P1"/>
      <text:p text:style-name="P9"><text:soft-page-break/>(5) <text:s/>ACCESSING (AND HIDING) DATA FROM THE CLIENT:</text:p>
      <text:p text:style-name="P1"/>
      <text:p text:style-name="P1">Ok, remove the offending line from <text:span text:style-name="T6">main.c</text:span> to restore it to its initial form. <text:s/><text:span text:style-name="T6">StackPtr</text:span> is a <text:span text:style-name="T7">pointer</text:span> to a struct, let’s try to access the fields inside the struct (you found the struct in <text:span text:style-name="T6">stack.c</text:span> right?)</text:p>
      <text:p text:style-name="P1"/>
      <text:p text:style-name="P1">Recall that to <text:s/>access a structure field through a pointer, you can use the * operator like this (for example):</text:p>
      <text:p text:style-name="P1"/>
      <text:p text:style-name="P8">(*ptr).field_name = new_value;</text:p>
      <text:p text:style-name="P2"/>
      <text:p text:style-name="P1">Or you can equivalently use the -&gt; operator (read “follow”):</text:p>
      <text:p text:style-name="P1"/>
      <text:p text:style-name="P8">ptr-&gt;field_name = new_value</text:p>
      <text:p text:style-name="P2"/>
      <text:p text:style-name="P1">So, in <text:span text:style-name="T5">main.c</text:span>, insert a statement that tries to set the top field to some number. <text:s/>Save and recompile. <text:s/>What happens. <text:s/>If it fails, what error message do you get? <text:s/>Is this behavior good/useful? <text:s/>Imagine that the stack code is written by a different person (maybe at a different company and at a different time) than the client code. <text:s/></text:p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15"/>
            <text:p text:style-name="P18"/>
            <text:p text:style-name="P18">It failed giving this error:</text:p>
            <text:p text:style-name="P18">main.c: In function ‘main’:</text:p>
            <text:p text:style-name="P18">main.c:11:9: error: dereferencing pointer to incomplete type</text:p>
            <text:p text:style-name="P18"><text:s text:c="5"/>sptr-&gt;top = 30;</text:p>
            <text:p text:style-name="P12"/>
            <text:p text:style-name="P30">its not useful because it failed. If the stack code is written by another and not explained then it can cause may a problem to arise when someone not familiar with the system tries to run their own code.</text:p>
            <text:p text:style-name="P20"/>
            <text:p text:style-name="P20"/>
          </table:table-cell>
        </table:table-row>
      </table:table>
      <text:p text:style-name="P1"/>
      <text:p text:style-name="P1"/>
      <text:p text:style-name="P1"/>
      <text:p text:style-name="P9">TAKEAWAYS:</text:p>
      <text:p text:style-name="P9"/>
      <text:list xml:id="list6505877816653580074" text:style-name="LS2">
        <text:list-item>
          <text:p text:style-name="P28">Encapsulation: <text:s/>bundling up everything we need (for a stack in this case) into a single data structure (and type)</text:p>
        </text:list-item>
        <text:list-item>
          <text:p text:style-name="P28">Interface: <text:s/>the operations that can be performed on this new type (specified in a .h file in C).</text:p>
        </text:list-item>
        <text:list-item>
          <text:p text:style-name="P28">Data hiding: <text:s/>using language features to make sure that <text:span text:style-name="T7">only</text:span> these operations are performed.</text:p>
        </text:list-item>
        <text:list-item>
          <text:p text:style-name="P28">Using a pointer to a struct as a “handle” to such a data structure.</text:p>
        </text:list-item>
      </text:list>
      <text:p text:style-name="P10"/>
      <text:p text:style-name="P1"/>
      <text:h text:style-name="P32" text:outline-level="10"><text:bookmark text:name="h.nl9xgzpk6gew"/><text:soft-page-break/>Part 1B: <text:s/></text:h>
      <text:p text:style-name="P1">Write a program called <text:span text:style-name="T6">balanced</text:span> that does the following:</text:p>
      <text:p text:style-name="P1"/>
      <text:p text:style-name="P24">Prompts the user for a string (see the <text:span text:style-name="T6">get_string</text:span> function from <text:span text:style-name="T6">simpleio</text:span>).</text:p>
      <text:p text:style-name="P24"/>
      <text:p text:style-name="P24">Determines if the given string is a balanced combination of the following six symbols:</text:p>
      <text:p text:style-name="P24"/>
      <text:p text:style-name="P26">( )</text:p>
      <text:p text:style-name="P26">{ }</text:p>
      <text:p text:style-name="P26">[ ]</text:p>
      <text:p text:style-name="P26"/>
      <text:p text:style-name="P24">Examples of balanced strings:</text:p>
      <text:p text:style-name="P24"/>
      <text:p text:style-name="P26">()</text:p>
      <text:p text:style-name="P26">(())</text:p>
      <text:p text:style-name="P26">()()</text:p>
      <text:p text:style-name="P26">{()()}</text:p>
      <text:p text:style-name="P26">[]</text:p>
      <text:p text:style-name="P26">[()[]{}]()</text:p>
      <text:p text:style-name="P26"/>
      <text:p text:style-name="P24">Examples of unbalanced strings:</text:p>
      <text:p text:style-name="P24"/>
      <text:p text:style-name="P26">(</text:p>
      <text:p text:style-name="P26">{}}</text:p>
      <text:p text:style-name="P26">()[}</text:p>
      <text:p text:style-name="P26">[()}</text:p>
      <text:p text:style-name="P26">)</text:p>
      <text:p text:style-name="P26"/>
      <text:p text:style-name="P7"/>
      <text:p text:style-name="P25"/>
      <text:p text:style-name="P23"/>
      <text:p text:style-name="P2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meta:initial-creator/>
    <meta:editing-cycles>5</meta:editing-cycles>
    <dc:date>2014-11-06T15:00:43.585110238</dc:date>
    <meta:editing-duration>P1DT8H4M35S</meta:editing-duration>
    <meta:document-statistic meta:table-count="5" meta:image-count="0" meta:object-count="0" meta:page-count="5" meta:paragraph-count="97" meta:word-count="1044" meta:character-count="5971" meta:non-whitespace-character-count="4951"/>
  </office:meta>
</office:document-meta>
</file>